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314004" draw:marker-start-width="0.5cm" draw:marker-end-width="0.3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cc6633" draw:marker-start-width="0.5cm" draw:marker-end-width="0.3cm" draw:fill="solid" draw:fill-color="#ff996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Line_20_Style_20_9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3cm" draw:opacity="0%" draw:opacity-name="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2cm" svg:height="1.3cm" svg:x="2.001cm" svg:y="1.3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01cm" svg:y1="2.6cm" svg:x2="3.101cm" svg:y2="3.9cm" draw:start-shape="id1" draw:start-glue-point="8" draw:end-shape="id2" draw:end-glue-point="0" svg:d="M3101 2600v1300" svg:viewBox="0 0 1 1301">
          <text:p/>
        </draw:connector>
        <draw:custom-shape draw:style-name="gr3" draw:text-style-name="P1" xml:id="id2" draw:id="id2" draw:layer="layout" svg:width="2cm" svg:height="1.3cm" svg:x="2.101cm" svg:y="3.9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0.299cm -0.199cm" svg:x1="3.101cm" svg:y1="5.2cm" svg:x2="3.101cm" svg:y2="1.3cm" draw:start-shape="id2" draw:start-glue-point="2" draw:end-shape="id1" draw:end-glue-point="4" svg:d="M3101 5200v550h-1950v-5199h1950v749" svg:viewBox="0 0 1951 5200">
          <text:p/>
        </draw:connector>
        <draw:custom-shape draw:style-name="gr1" draw:text-style-name="P1" xml:id="id3" draw:id="id3" draw:layer="layout" svg:width="2.2cm" svg:height="1.3cm" svg:x="22.401cm" svg:y="1.4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1.3cm" svg:x="25.501cm" svg:y="8.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2cm" svg:height="1.3cm" svg:x="25.401cm" svg:y="4.8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cm" svg:height="1.3cm" svg:x="25.501cm" svg:y="1.4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601cm" svg:y1="2.05cm" svg:x2="25.501cm" svg:y2="2.05cm" draw:start-shape="id3" draw:start-glue-point="10" draw:end-shape="id4" svg:d="M24601 2050h900" svg:viewBox="0 0 901 1">
          <text:p/>
        </draw:connector>
        <draw:connector draw:style-name="gr4" draw:text-style-name="P1" draw:layer="layout" svg:x1="26.501cm" svg:y1="2.7cm" svg:x2="26.501cm" svg:y2="4.8cm" draw:start-shape="id4" draw:start-glue-point="2" draw:end-shape="id5" svg:d="M26501 2700v2100" svg:viewBox="0 0 1 2101">
          <text:p/>
        </draw:connector>
        <draw:custom-shape draw:style-name="gr1" draw:text-style-name="P1" xml:id="id6" draw:id="id6" draw:layer="layout" svg:width="2.2cm" svg:height="1.3cm" svg:x="16.602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cm" svg:height="1.3cm" svg:x="16.702cm" svg:y="3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1.3cm" svg:x="13.902cm" svg:y="3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cm" svg:height="1.3cm" svg:x="19.502cm" svg:y="3.9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924cm" svg:y1="2.21cm" svg:x2="14.902cm" svg:y2="3.9cm" draw:start-shape="id6" draw:start-glue-point="7" draw:end-shape="id7" draw:end-glue-point="0" svg:d="M16924 2210l-2022 1690" svg:viewBox="0 0 2023 1691">
          <text:p/>
        </draw:connector>
        <draw:connector draw:style-name="gr2" draw:text-style-name="P1" draw:layer="layout" draw:type="line" svg:x1="17.702cm" svg:y1="2.4cm" svg:x2="17.702cm" svg:y2="3.9cm" draw:start-shape="id6" draw:start-glue-point="8" draw:end-shape="id8" svg:d="M17702 2400v1500" svg:viewBox="0 0 1 1501">
          <text:p/>
        </draw:connector>
        <draw:connector draw:style-name="gr2" draw:text-style-name="P1" draw:layer="layout" draw:type="line" svg:x1="18.48cm" svg:y1="2.21cm" svg:x2="20.502cm" svg:y2="3.9cm" draw:start-shape="id6" draw:start-glue-point="9" draw:end-shape="id9" draw:end-glue-point="0" svg:d="M18480 2210l2022 1690" svg:viewBox="0 0 2023 1691">
          <text:p/>
        </draw:connector>
        <draw:custom-shape draw:style-name="gr1" draw:text-style-name="P1" xml:id="id10" draw:id="id10" draw:layer="layout" svg:width="2.2cm" svg:height="1.3cm" svg:x="17.702cm" svg:y="7.6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cm" svg:height="1.3cm" svg:x="19.002cm" svg:y="10.50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cm" svg:height="1.3cm" svg:x="16.102cm" svg:y="1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cm" svg:height="1.3cm" svg:x="21.902cm" svg:y="10.5cm">
          <text:p text:style-name="P1">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802cm" svg:y1="8.9cm" svg:x2="17.102cm" svg:y2="10.5cm" draw:start-shape="id10" draw:start-glue-point="8" draw:end-shape="id11" draw:end-glue-point="0" svg:d="M18802 8900l-1700 1600" svg:viewBox="0 0 1701 1601">
          <text:p/>
        </draw:connector>
        <draw:connector draw:style-name="gr2" draw:text-style-name="P1" draw:layer="layout" draw:type="line" svg:x1="18.802cm" svg:y1="8.9cm" svg:x2="20.002cm" svg:y2="10.504cm" draw:start-shape="id10" draw:start-glue-point="8" draw:end-shape="id12" draw:end-glue-point="0" svg:d="M18802 8900l1200 1604" svg:viewBox="0 0 1201 1605">
          <text:p/>
        </draw:connector>
        <draw:connector draw:style-name="gr2" draw:text-style-name="P1" draw:layer="layout" draw:type="line" svg:x1="19.58cm" svg:y1="8.71cm" svg:x2="22.902cm" svg:y2="10.5cm" draw:start-shape="id10" draw:start-glue-point="9" draw:end-shape="id13" draw:end-glue-point="0" svg:d="M19580 8710l3322 1790" svg:viewBox="0 0 3323 1791">
          <text:p/>
        </draw:connector>
        <draw:custom-shape draw:style-name="gr1" draw:text-style-name="P1" xml:id="id16" draw:id="id16" draw:layer="layout" svg:width="2.2cm" svg:height="1.3cm" svg:x="20.603cm" svg:y="7.601cm">
          <text:p text:style-name="P1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cm" svg:height="1.3cm" svg:x="14.703cm" svg:y="7.6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2cm" svg:height="1.3cm" svg:x="13.102cm" svg:y="10.5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025cm" svg:y1="8.711cm" svg:x2="14.102cm" svg:y2="10.5cm" draw:start-shape="id14" draw:start-glue-point="7" draw:end-shape="id15" draw:end-glue-point="0" svg:d="M15025 8711l-923 1789" svg:viewBox="0 0 924 1790">
          <text:p/>
        </draw:connector>
        <draw:connector draw:style-name="gr2" draw:text-style-name="P1" draw:layer="layout" draw:type="line" svg:x1="15.803cm" svg:y1="8.901cm" svg:x2="17.102cm" svg:y2="10.5cm" draw:start-shape="id14" draw:start-glue-point="8" draw:end-shape="id11" draw:end-glue-point="0" svg:d="M15803 8901l1299 1599" svg:viewBox="0 0 1300 1600">
          <text:p/>
        </draw:connector>
        <draw:connector draw:style-name="gr2" draw:text-style-name="P1" draw:layer="layout" draw:type="line" svg:x1="16.581cm" svg:y1="8.711cm" svg:x2="20.002cm" svg:y2="10.504cm" draw:start-shape="id14" draw:start-glue-point="9" draw:end-shape="id12" draw:end-glue-point="0" svg:d="M16581 8711l3421 1793" svg:viewBox="0 0 3422 1794">
          <text:p/>
        </draw:connector>
        <draw:connector draw:style-name="gr2" draw:text-style-name="P1" draw:layer="layout" draw:type="line" svg:x1="21.703cm" svg:y1="8.901cm" svg:x2="20.002cm" svg:y2="10.504cm" draw:start-shape="id16" draw:start-glue-point="8" svg:d="M21703 8901l-1701 1603" svg:viewBox="0 0 1702 1604">
          <text:p/>
        </draw:connector>
        <draw:connector draw:style-name="gr2" draw:text-style-name="P1" draw:layer="layout" draw:type="line" svg:x1="20.925cm" svg:y1="8.711cm" svg:x2="17.102cm" svg:y2="10.5cm" draw:start-shape="id16" draw:start-glue-point="7" draw:end-shape="id11" draw:end-glue-point="0" svg:d="M20925 8711l-3823 1789" svg:viewBox="0 0 3824 1790">
          <text:p/>
        </draw:connector>
        <draw:connector draw:style-name="gr2" draw:text-style-name="P1" draw:layer="layout" draw:type="line" svg:x1="22.481cm" svg:y1="8.711cm" svg:x2="22.902cm" svg:y2="10.5cm" draw:start-shape="id16" draw:start-glue-point="9" draw:end-shape="id13" svg:d="M22481 8711l421 1789" svg:viewBox="0 0 422 1790">
          <text:p/>
        </draw:connector>
        <draw:connector draw:style-name="gr2" draw:text-style-name="P1" draw:layer="layout" draw:type="line" svg:x1="18.024cm" svg:y1="8.71cm" svg:x2="14.103cm" svg:y2="10.5cm" draw:start-shape="id10" draw:start-glue-point="7" svg:d="M18024 8710l-3921 1790" svg:viewBox="0 0 3922 1791">
          <text:p/>
        </draw:connector>
        <draw:custom-shape draw:style-name="gr1" draw:text-style-name="P1" xml:id="id17" draw:id="id17" draw:layer="layout" svg:width="2.2cm" svg:height="1.3cm" svg:x="6.102cm" svg:y="1.2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2cm" svg:height="1.3cm" svg:x="6.202cm" svg:y="3.90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2cm" svg:height="1.3cm" svg:x="9.102cm" svg:y="3.901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2cm" svg:height="1.3cm" svg:x="9.202cm" svg:y="1.201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02cm" svg:y1="1.851cm" svg:x2="9.202cm" svg:y2="1.851cm" draw:start-shape="id17" draw:start-glue-point="10" draw:end-shape="id18" svg:d="M8302 1851h900" svg:viewBox="0 0 901 1">
          <text:p/>
        </draw:connector>
        <draw:connector draw:style-name="gr2" draw:text-style-name="P1" draw:layer="layout" svg:x1="9.102cm" svg:y1="4.551cm" svg:x2="8.202cm" svg:y2="4.551cm" draw:start-shape="id19" draw:start-glue-point="6" draw:end-shape="id20" draw:end-glue-point="1" svg:d="M9102 4551h-900" svg:viewBox="0 0 901 1">
          <text:p/>
        </draw:connector>
        <draw:connector draw:style-name="gr4" draw:text-style-name="P1" draw:layer="layout" svg:x1="7.202cm" svg:y1="3.901cm" svg:x2="7.202cm" svg:y2="2.501cm" draw:start-shape="id20" draw:start-glue-point="0" draw:end-shape="id17" draw:end-glue-point="8" svg:d="M7202 3901v-1400" svg:viewBox="0 0 1 1401">
          <text:p/>
        </draw:connector>
        <draw:connector draw:style-name="gr4" draw:text-style-name="P1" draw:layer="layout" svg:x1="10.202cm" svg:y1="2.501cm" svg:x2="10.202cm" svg:y2="3.901cm" draw:start-shape="id18" draw:start-glue-point="2" draw:end-shape="id19" svg:d="M10202 2501v1400" svg:viewBox="0 0 1 1401">
          <text:p/>
        </draw:connector>
        <draw:connector draw:style-name="gr4" draw:text-style-name="P1" draw:layer="layout" svg:x1="23.501cm" svg:y1="2.7cm" svg:x2="25.501cm" svg:y2="8.85cm" draw:start-shape="id3" draw:end-shape="id21" draw:end-glue-point="3" svg:d="M23501 2700v6150h2000" svg:viewBox="0 0 2001 6151">
          <text:p/>
        </draw:connector>
        <draw:connector draw:style-name="gr2" draw:text-style-name="P1" draw:layer="layout" draw:type="line" svg:x1="26.501cm" svg:y1="6.1cm" svg:x2="26.501cm" svg:y2="8.2cm" draw:start-shape="id5" draw:start-glue-point="8" draw:end-shape="id21" svg:d="M26501 6100v2100" svg:viewBox="0 0 1 2101">
          <text:p/>
        </draw:connector>
        <draw:custom-shape draw:style-name="gr1" draw:text-style-name="P1" xml:id="id22" draw:id="id22" draw:layer="layout" svg:width="2.2cm" svg:height="1.3cm" svg:x="0.302cm" svg:y="8.10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502cm" svg:y1="8.751cm" svg:x2="3.101cm" svg:y2="8.75cm" draw:start-shape="id22" draw:start-glue-point="10" draw:end-shape="id23" draw:end-glue-point="3" svg:d="M2502 8751l599-1" svg:viewBox="0 0 600 2">
          <text:p/>
        </draw:connector>
        <draw:custom-shape draw:style-name="gr3" draw:text-style-name="P1" xml:id="id23" draw:id="id23" draw:layer="layout" svg:width="2cm" svg:height="1.3cm" svg:x="3.101cm" svg:y="8.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2cm" svg:height="1.3cm" svg:x="5.703cm" svg:y="8.102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03cm" svg:y1="8.752cm" svg:x2="8.602cm" svg:y2="8.751cm" draw:start-shape="id24" draw:start-glue-point="10" draw:end-shape="id25" draw:end-glue-point="3" svg:d="M7903 8752l699-1" svg:viewBox="0 0 700 2">
          <text:p/>
        </draw:connector>
        <draw:custom-shape draw:style-name="gr3" draw:text-style-name="P1" xml:id="id25" draw:id="id25" draw:layer="layout" svg:width="2cm" svg:height="1.3cm" svg:x="8.602cm" svg:y="8.101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2cm" svg:height="1.3cm" svg:x="11.404cm" svg:y="8.103cm">
          <text:p text:style-name="P1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101cm" svg:y1="8.75cm" svg:x2="5.703cm" svg:y2="8.752cm" draw:start-shape="id23" draw:start-glue-point="1" draw:end-shape="id24" draw:end-glue-point="6" svg:d="M5101 8750h301v2h301" svg:viewBox="0 0 603 3">
          <text:p/>
        </draw:connector>
        <draw:connector draw:style-name="gr4" draw:text-style-name="P1" draw:layer="layout" svg:x1="10.601cm" svg:y1="8.749cm" svg:x2="11.404cm" svg:y2="8.753cm" draw:end-shape="id26" draw:end-glue-point="6" svg:d="M10601 8749h127v4h676" svg:viewBox="0 0 804 5">
          <text:p/>
        </draw:connector>
        <draw:custom-shape draw:style-name="gr5" draw:text-style-name="P2" draw:layer="layout" svg:width="1cm" svg:height="0.8cm" svg:x="2.401cm" svg:y="6cm">
          <text:p text:style-name="P1"><text:span text:style-name="T1">(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7.801cm" svg:y="6cm">
          <text:p text:style-name="P1"><text:span text:style-name="T1">(b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.001cm" svg:y="6cm">
          <text:p text:style-name="P1"><text:span text:style-name="T1">(c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.801cm" svg:y="12.4cm"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25.401cm" svg:y="10.3cm">
          <text:p text:style-name="P1"><text:span text:style-name="T1">(f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5.601cm" svg:y="10.3cm">
          <text:p text:style-name="P1"><text:span text:style-name="T1">(d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-name="Transparency_20_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57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2cm" fo:text-indent="0cm"/>
      <style:text-properties fo:font-size="15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8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4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338cm" svg:x="1cm" svg:y="4.103cm"/>
      <draw:page-thumbnail draw:layer="backgroundobjects" svg:width="8.999cm" svg:height="4.338cm" svg:x="1cm" svg:y="12.679cm"/>
      <draw:page-thumbnail draw:layer="backgroundobjects" svg:width="8.999cm" svg:height="4.338cm" svg:x="1cm" svg:y="21.255cm"/>
      <draw:page-thumbnail draw:layer="backgroundobjects" svg:width="8.999cm" svg:height="4.338cm" svg:x="11cm" svg:y="4.103cm"/>
      <draw:page-thumbnail draw:layer="backgroundobjects" svg:width="8.999cm" svg:height="4.338cm" svg:x="11cm" svg:y="12.679cm"/>
      <draw:page-thumbnail draw:layer="backgroundobjects" svg:width="8.999cm" svg:height="4.338cm" svg:x="11cm" svg:y="21.255cm"/>
    </style:handout-master>
    <style:master-page style:name="Default" style:page-layout-name="PM1" draw:style-name="Mdp1">
      <draw:frame presentation:style-name="Default-title" draw:layer="backgroundobjects" svg:width="25.199cm" svg:height="2.254cm" svg:x="1.4cm" svg:y="0.538cm" presentation:class="title" presentation:placeholder="true">
        <draw:text-box/>
      </draw:frame>
      <draw:frame presentation:style-name="Default-outline1" draw:layer="backgroundobjects" svg:width="25.199cm" svg:height="7.829cm" svg:x="1.4cm" svg:y="3.159cm" presentation:class="outline" presentation:placeholder="true">
        <draw:text-box/>
      </draw:frame>
      <draw:frame presentation:style-name="Mpr1" draw:text-style-name="MP1" draw:layer="backgroundobjects" svg:width="6.523cm" svg:height="0.931cm" svg:x="1.4cm" svg:y="12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931cm" svg:x="9.576cm" svg:y="12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31cm" svg:x="20.076cm" svg:y="12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8:43:15.838745768</meta:creation-date>
    <dc:date>2015-08-12T11:34:08.495730381</dc:date>
    <meta:editing-duration>PT11M15S</meta:editing-duration>
    <meta:editing-cycles>5</meta:editing-cycles>
    <meta:generator>LibreOffice/4.2.8.2$Linux_X86_64 LibreOffice_project/420m0$Build-2</meta:generator>
    <meta:document-statistic meta:object-count="82"/>
  </office:meta>
</office:document-meta>
</file>